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4138in"/>
    </style:style>
    <style:style style:name="co2" style:family="table-column">
      <style:table-column-properties fo:break-before="auto" style:column-width="5in"/>
    </style:style>
    <style:style style:name="co3" style:family="table-column">
      <style:table-column-properties fo:break-before="auto" style:column-width="1.6189in"/>
    </style:style>
    <style:style style:name="co4" style:family="table-column">
      <style:table-column-properties fo:break-before="auto" style:column-width="1.2327in"/>
    </style:style>
    <style:style style:name="co5" style:family="table-column">
      <style:table-column-properties fo:break-before="auto" style:column-width="0.1602in"/>
    </style:style>
    <style:style style:name="co6" style:family="table-column">
      <style:table-column-properties fo:break-before="auto" style:column-width="1.972in"/>
    </style:style>
    <style:style style:name="co7" style:family="table-column">
      <style:table-column-properties fo:break-before="auto" style:column-width="0.8925in"/>
    </style:style>
    <style:style style:name="co8" style:family="table-column">
      <style:table-column-properties fo:break-before="auto" style:column-width="2.4346in"/>
    </style:style>
    <style:style style:name="co9" style:family="table-column">
      <style:table-column-properties fo:break-before="auto" style:column-width="1.0146in"/>
    </style:style>
    <style:style style:name="co10" style:family="table-column">
      <style:table-column-properties fo:break-before="auto" style:column-width="2.8008in"/>
    </style:style>
    <style:style style:name="co11" style:family="table-column">
      <style:table-column-properties fo:break-before="auto" style:column-width="2.6717in"/>
    </style:style>
    <style:style style:name="co12"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429in" fo:break-before="auto" style:use-optimal-row-height="false"/>
    </style:style>
    <style:style style:name="ro3" style:family="table-row">
      <style:table-row-properties style:row-height="0.4161in" fo:break-before="auto" style:use-optimal-row-height="false"/>
    </style:style>
    <style:style style:name="ro4" style:family="table-row">
      <style:table-row-properties style:row-height="0.3835in" fo:break-before="auto" style:use-optimal-row-height="false"/>
    </style:style>
    <style:style style:name="ro5" style:family="table-row">
      <style:table-row-properties style:row-height="0.178in" fo:break-before="auto" style:use-optimal-row-height="false"/>
    </style:style>
    <style:style style:name="ro6" style:family="table-row">
      <style:table-row-properties style:row-height="0.3063in" fo:break-before="auto" style:use-optimal-row-height="true"/>
    </style:style>
    <style:style style:name="ro7" style:family="table-row">
      <style:table-row-properties style:row-height="0.4146in" fo:break-before="auto" style:use-optimal-row-height="true"/>
    </style:style>
    <style:style style:name="ro8"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7" style:family="table-cell" style:parent-style-name="Default">
      <style:table-cell-properties fo:background-color="#ff3838"/>
      <style:text-properties style:font-name="XB Tabriz" fo:font-size="14pt" style:font-size-asian="14pt" style:font-name-complex="XB Tabriz" style:font-size-complex="14pt"/>
    </style:style>
    <style:style style:name="ce9" style:family="table-cell" style:parent-style-name="Default">
      <style:table-cell-properties fo:background-color="#ed4c05"/>
      <style:text-properties style:font-name="XB Tabriz" fo:font-size="14pt" style:font-size-asian="14pt" style:font-name-complex="XB Tabriz" style:font-size-complex="14pt"/>
    </style:style>
    <style:style style:name="ce11" style:family="table-cell" style:parent-style-name="Default">
      <style:table-cell-properties fo:background-color="#f10d0c"/>
      <style:text-properties style:font-name="XB Tabriz" fo:font-size="14pt" style:font-size-asian="14pt" style:font-name-complex="XB Tabriz" style:font-size-complex="14pt"/>
    </style:style>
    <style:style style:name="ce12" style:family="table-cell" style:parent-style-name="Default">
      <style:table-cell-properties fo:background-color="#ff5429"/>
      <style:text-properties style:font-name="XB Tabriz" fo:font-size="14pt" style:font-size-asian="14pt" style:font-name-complex="XB Tabriz" style:font-size-complex="14pt"/>
    </style:style>
    <style:style style:name="ce13" style:family="table-cell" style:parent-style-name="Default">
      <style:table-cell-properties fo:background-color="#ffff66"/>
      <style:text-properties style:font-name="XB Tabriz" fo:font-size="14pt" style:font-size-asian="14pt" style:font-name-complex="XB Tabriz" style:font-size-complex="14pt"/>
    </style:style>
    <style:style style:name="ce14" style:family="table-cell" style:parent-style-name="Default">
      <style:table-cell-properties fo:background-color="#ff99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6" style:family="table-cell" style:parent-style-name="Default">
      <style:table-cell-properties fo:background-color="#ffffff"/>
      <style:text-properties style:font-name="XB Tabriz" fo:font-size="14pt" style:font-size-asian="14pt" style:font-name-complex="XB Tabriz" style:font-size-complex="14pt"/>
    </style:style>
    <style:style style:name="ce17" style:family="table-cell" style:parent-style-name="Default">
      <style:table-cell-properties fo:background-color="#ff3399"/>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ext-properties fo:color="#00a933" style:font-name="XB Tabriz" fo:font-size="14pt" style:font-size-asian="14pt" style:font-name-complex="XB Tabriz" style:font-size-complex="14pt"/>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23" style:family="table-cell" style:parent-style-name="Default">
      <style:text-properties fo:color="#000000"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25" style:family="table-cell" style:parent-style-name="Default">
      <style:table-cell-properties fo:background-color="#00ccff"/>
      <style:text-properties style:font-name="XB Tabriz" fo:font-size="14pt" style:font-size-asian="14pt" style:font-name-complex="XB Tabriz" style:font-size-complex="14pt"/>
    </style:style>
    <style:style style:name="ce26" style:family="table-cell" style:parent-style-name="Default">
      <style:table-cell-properties fo:background-color="#ff3300"/>
      <style:text-properties style:font-name="XB Tabriz" fo:font-size="14pt" style:font-size-asian="14pt" style:font-name-complex="XB Tabriz" style:font-size-complex="14pt"/>
    </style:style>
    <style:style style:name="ce65" style:family="table-cell" style:parent-style-name="Default">
      <style:text-properties fo:color="#ff5429" style:font-name="XB Tabriz" fo:font-size="14pt" style:font-size-asian="14pt" style:font-name-complex="XB Tabriz" style:font-size-complex="14pt"/>
    </style:style>
    <style:style style:name="ce27" style:family="table-cell" style:parent-style-name="Default">
      <style:table-cell-properties fo:background-color="#990000"/>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29"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33"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71"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36" style:family="table-cell" style:parent-style-name="Default">
      <style:table-cell-properties fo:background-color="#cc9900"/>
      <style:text-properties style:font-name="XB Tabriz" fo:font-size="14pt" style:font-size-asian="14pt" style:font-name-complex="XB Tabriz" style:font-size-complex="14pt"/>
    </style:style>
    <style:style style:name="ce3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3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3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40" style:family="table-cell" style:parent-style-name="Default">
      <style:table-cell-properties fo:background-color="transparent"/>
      <style:text-properties fo:color="#009933" style:font-name="XB Tabriz" fo:font-size="14pt" style:font-size-asian="14pt" style:font-name-complex="XB Tabriz" style:font-size-complex="14pt"/>
    </style:style>
    <style:style style:name="ce41" style:family="table-cell" style:parent-style-name="Default">
      <style:table-cell-properties fo:background-color="#00cc00"/>
      <style:text-properties style:font-name="XB Tabriz" fo:font-size="14pt" style:font-size-asian="14pt" style:font-name-complex="XB Tabriz" style:font-size-complex="14pt"/>
    </style:style>
    <style:style style:name="ce81" style:family="table-cell" style:parent-style-name="Default">
      <style:text-properties fo:color="#158466" style:font-name="XB Tabriz" fo:font-size="14pt" style:font-size-asian="14pt" style:font-name-complex="XB Tabriz" style:font-size-complex="14pt"/>
    </style:style>
    <style:style style:name="ce4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50" style:family="table-cell" style:parent-style-name="Default">
      <style:text-properties style:font-name="XB Tabriz" fo:font-size="14pt" style:font-name-asian="DejaVu Sans" style:font-size-asian="14pt" style:font-name-complex="XB Tabriz" style:font-size-complex="14pt"/>
    </style:style>
    <style:style style:name="ce83" style:family="table-cell" style:parent-style-name="Default">
      <style:text-properties fo:color="#1c1c1c" style:font-name="XB Tabriz" fo:font-size="14pt" style:font-size-asian="14pt" style:font-name-complex="XB Tabriz" style:font-size-complex="14pt"/>
    </style:style>
    <style:style style:name="ce5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85"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53" style:family="table-cell" style:parent-style-name="Default">
      <style:table-cell-properties fo:background-color="#ccff00"/>
      <style:text-properties style:font-name="XB Tabriz" fo:font-size="14pt" style:font-size-asian="14pt" style:font-name-complex="XB Tabriz" style:font-size-complex="14pt"/>
    </style:style>
    <style:style style:name="ce54" style:family="table-cell" style:parent-style-name="Default">
      <style:table-cell-properties fo:background-color="#ff6600"/>
      <style:text-properties style:font-name="XB Tabriz" fo:font-size="14pt" style:font-size-asian="14pt" style:font-name-complex="XB Tabriz" style:font-size-complex="14pt"/>
    </style:style>
    <style:style style:name="ce8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55" style:family="table-cell" style:parent-style-name="Default">
      <style:table-cell-properties fo:background-color="#ff0066"/>
      <style:text-properties style:font-name="XB Tabriz" fo:font-size="14pt" style:font-size-asian="14pt" style:font-name-complex="XB Tabriz" style:font-size-complex="14pt"/>
    </style:style>
    <style:style style:name="ce5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93" style:family="table-cell" style:parent-style-name="Default">
      <style:text-properties fo:color="#ff0000" style:font-name="XB Tabriz"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3838"/>
    </style:style>
    <style:style style:name="T8" style:family="text">
      <style:text-properties fo:color="#ff0000"/>
    </style:style>
    <style:style style:name="T9" style:family="text">
      <style:text-properties fo:color="#ff3333"/>
    </style:style>
    <style:style style:name="T10" style:family="text">
      <style:text-properties fo:color="#ff3300"/>
    </style:style>
    <style:style style:name="T11" style:family="text">
      <style:text-properties fo:font-weight="bold" style:font-weight-asian="bold" style:font-weight-complex="bold"/>
    </style:style>
    <style:style style:name="T12" style:family="text">
      <style:text-properties fo:color="#800000"/>
    </style:style>
    <style:style style:name="T13" style:family="text">
      <style:text-properties fo:color="#cc0000"/>
    </style:style>
    <style:style style:name="T14" style:family="text">
      <style:text-properties fo:color="#009900"/>
    </style:style>
    <style:style style:name="T15" style:family="text">
      <style:text-properties fo:color="#009933"/>
    </style:style>
    <style:style style:name="T16" style:family="text">
      <style:text-properties fo:color="#ff6600"/>
    </style:style>
    <style:style style:name="T17" style:family="text">
      <style:text-properties fo:color="#00cc33"/>
    </style:style>
    <style:style style:name="T18" style:family="text">
      <style:text-properties fo:color="#ed4c05"/>
    </style:style>
    <style:style style:name="T19" style:family="text">
      <style:text-properties fo:color="#00cc00"/>
    </style:style>
    <style:style style:name="T20" style:family="text">
      <style:text-properties fo:color="#cc3300"/>
    </style:style>
    <style:style style:name="T21" style:family="text">
      <style:text-properties fo:color="#ff6666"/>
    </style:style>
    <style:style style:name="T22" style:family="text">
      <style:text-properties fo:color="#007826"/>
    </style:style>
    <style:style style:name="T23" style:family="text">
      <style:text-properties fo:color="#c9211e"/>
    </style:style>
    <style:style style:name="T24" style:family="text">
      <style:text-properties fo:color="#158466"/>
    </style:style>
    <style:style style:name="T25" style:family="text">
      <style:text-properties fo:color="#ff7b59"/>
    </style:style>
    <style:style style:name="T26" style:family="text">
      <style:text-properties fo:color="#66cc00"/>
    </style:style>
    <style:style style:name="T27" style:family="text">
      <style:text-properties fo:color="#000000"/>
    </style:style>
    <style:style style:name="T28" style:family="text">
      <style:text-properties fo:color="#f10d0c" fo:font-weight="normal" fo:font-style="normal" style:font-weight-asian="normal" style:font-weight-complex="normal" style:font-style-asian="normal" style:font-style-complex="normal"/>
    </style:style>
    <style:style style:name="T29" style:family="text">
      <style:text-properties fo:color="#ff9900"/>
    </style:style>
    <style:style style:name="T30" style:family="text">
      <style:text-properties fo:color="#d62e4e"/>
    </style:style>
    <style:style style:name="T31" style:family="text">
      <style:text-properties fo:color="#81d41a"/>
    </style:style>
    <style:style style:name="T32" style:family="text">
      <style:text-properties fo:color="#ff8000"/>
    </style:style>
    <style:style style:name="T33" style:family="text">
      <style:text-properties fo:color="#111111"/>
    </style:style>
    <style:style style:name="T34" style:family="text">
      <style:text-properties fo:color="#669900"/>
    </style:style>
    <style:style style:name="T35" style:family="text">
      <style:text-properties fo:color="#cc9900"/>
    </style:style>
    <style:style style:name="T36" style:family="text">
      <style:text-properties fo:color="#996633"/>
    </style:style>
    <style:style style:name="T37" style:family="text">
      <style:text-properties fo:color="#ffff00"/>
    </style:style>
    <style:style style:name="T38" style:family="text">
      <style:text-properties fo:color="#ea7500"/>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visibility="collapse" table:default-cell-style-name="ce1"/>
        <table:table-column table:style-name="co4" table:visibility="collapse" table:default-cell-style-name="ce1"/>
        <table:table-column table:style-name="co5" table:visibility="collapse" table:default-cell-style-name="ce1"/>
        <table:table-column table:style-name="co6" table:default-cell-style-name="ce1"/>
        <table:table-column table:style-name="co7" table:number-columns-repeated="58" table:default-cell-style-name="ce1"/>
        <table:table-column table:style-name="co7"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1">
          <table:table-cell office:value-type="string" calcext:value-type="string">
            <text:p>accelerate</text:p>
          </table:table-cell>
          <table:table-cell table:number-columns-repeated="1023"/>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anov-Bohm effect</text:p>
          </table:table-cell>
          <table:table-cell office:value-type="string" calcext:value-type="string">
            <text:p>اہارا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1">
          <table:table-cell office:value-type="string" calcext:value-type="string">
            <text:p>active, passive component: resistor and transistor</text:p>
          </table:table-cell>
          <table:table-cell table:style-name="ce3" office:value-type="string" calcext:value-type="string">
            <text:p><text:span text:style-name="T7">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jacent [states]</text:p>
          </table:table-cell>
          <table:table-cell table:style-name="ce3" office:value-type="string" calcext:value-type="string">
            <text:p><text:span text:style-name="T8">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15"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6"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n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bout</text:p>
          </table:table-cell>
          <table:table-cell table:number-columns-repeated="1023"/>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1">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1">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1">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1">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1">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1">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1">
          <table:table-cell table:style-name="ce3" office:value-type="string" calcext:value-type="string">
            <text:p>arbitrary</text:p>
          </table:table-cell>
          <table:table-cell table:style-name="ce3" office:value-type="string" calcext:value-type="string">
            <text:p>اختیاری، کوئی سا</text:p>
          </table:table-cell>
          <table:table-cell table:style-name="ce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1">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7"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9">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8"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8"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8"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8"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8" office:value-type="string" calcext:value-type="string">
            <text:p>شائستہ</text:p>
          </table:table-cell>
          <table:table-cell table:number-columns-repeated="1022"/>
        </table:table-row>
        <table:table-row table:style-name="ro1">
          <table:table-cell office:value-type="string" calcext:value-type="string">
            <text:p>behavior, behave</text:p>
          </table:table-cell>
          <table:table-cell table:style-name="ce18"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8"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8"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8"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8"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8"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8"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8"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8"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8" office:value-type="string" calcext:value-type="string">
            <text:p>بیسل تفاعل، کروی بیسل تفاعل</text:p>
          </table:table-cell>
          <table:table-cell table:number-columns-repeated="1022"/>
        </table:table-row>
        <table:table-row table:style-name="ro1">
          <table:table-cell office:value-type="string" calcext:value-type="string">
            <text:p>Beta function</text:p>
          </table:table-cell>
          <table:table-cell table:style-name="ce18"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8"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8"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8"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8"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8"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8">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text:span text:style-name="T10">بند،</text:span> بندھ، شریک گرفتی بندھ،</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1">
          <table:table-cell office:value-type="string" calcext:value-type="string">
            <text:p>bra and ket (quantum mechanics)</text:p>
          </table:table-cell>
          <table:table-cell table:style-name="ce19"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table:style-name="ce102" office:value-type="string" calcext:value-type="string">
            <text:p>کیلکولیٹر</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11">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آسمان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table:style-name="ce3" office:value-type="string" calcext:value-type="string">
            <text:p><text:span text:style-name="T12">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1">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rd</text:p>
          </table:table-cell>
          <table:table-cell table:style-name="ce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5.6236in" svg:y="225.7921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103"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e, codes</text:p>
          </table:table-cell>
          <table:table-cell office:value-type="string" calcext:value-type="string">
            <text:p>رمز، رموز، رمزیات، رمزوں</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text:p>
          </table:table-cell>
          <table:table-cell office:value-type="string" calcext:value-type="string">
            <text:p>اتساق، عدم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23" office:value-type="string" calcext:value-type="string">
            <text:p><text:span text:style-name="T13">منطقی حالات</text:span>، <text:span text:style-name="T14">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8">بیٹھنا، گر پڑتا ہے، گرنا</text:span>،<text:span text:style-name="T15"> انہدام، منح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3" office:value-type="string" calcext:value-type="string">
            <text:p><text:span text:style-name="T16">اجتماعات [ترتیبی اجتماعات]،</text:span> <text:span text:style-name="T14">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ion: triplet combination (Quantum mech)</text:p>
          </table:table-cell>
          <table:table-cell table:style-name="ce3" office:value-type="string" calcext:value-type="string">
            <text:p>سہ تا ملاپ</text:p>
          </table:table-cell>
          <table:table-cell table:number-columns-repeated="1022"/>
        </table:table-row>
        <table:table-row table:style-name="ro1">
          <table:table-cell office:value-type="string" calcext:value-type="string">
            <text:p>combinatorial</text:p>
          </table:table-cell>
          <table:table-cell table:style-name="ce3"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1">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7" office:value-type="string" calcext:value-type="string">
            <text:p>commutes [QM] (A commutes with B)</text:p>
          </table:table-cell>
          <table:table-cell table:style-name="ce7" office:value-type="string" calcext:value-type="string">
            <text:p>اے اور بی قابل تبدل ہیں۔</text:p>
          </table:table-cell>
          <table:table-cell table:number-columns-repeated="1022"/>
        </table:table-row>
        <table:table-row table:style-name="ro1">
          <table:table-cell table:style-name="ce7" office:value-type="string" calcext:value-type="string">
            <text:p>commuting, noncommuting [QM]</text:p>
          </table:table-cell>
          <table:table-cell table:style-name="ce7" office:value-type="string" calcext:value-type="string">
            <text:p>قابل تبادل، ناقابل تبادل</text:p>
          </table:table-cell>
          <table:table-cell table:number-columns-repeated="1022"/>
        </table:table-row>
        <table:table-row table:style-name="ro1">
          <table:table-cell table:style-name="ce7" office:value-type="string" calcext:value-type="string">
            <text:p>commutation [QM]: canonical commutation relation</text:p>
          </table:table-cell>
          <table:table-cell table:style-name="ce7" office:value-type="string" calcext:value-type="string">
            <text:p>باضابطہ تبادلی رشتہ</text:p>
          </table:table-cell>
          <table:table-cell table:number-columns-repeated="1022"/>
        </table:table-row>
        <table:table-row table:style-name="ro1">
          <table:table-cell table:style-name="ce9" office:value-type="string" calcext:value-type="string">
            <text:p>commutative, commutation</text:p>
          </table:table-cell>
          <table:table-cell table:style-name="ce9" office:value-type="string" calcext:value-type="string">
            <text:p>قابل تبادل، تبادلی</text:p>
          </table:table-cell>
          <table:table-cell table:number-columns-repeated="1022"/>
        </table:table-row>
        <table:table-row table:style-name="ro1">
          <table:table-cell table:style-name="ce11" office:value-type="string" calcext:value-type="string">
            <text:p>commutator (quantum mech)</text:p>
          </table:table-cell>
          <table:table-cell table:style-name="ce11" office:value-type="string" calcext:value-type="string">
            <text:p>تبادل کار</text:p>
          </table:table-cell>
          <table:table-cell table:number-columns-repeated="1022"/>
        </table:table-row>
        <table:table-row table:style-name="ro1">
          <table:table-cell table:style-name="ce12" office:value-type="string" calcext:value-type="string">
            <text:p>commute: A and B commute</text:p>
          </table:table-cell>
          <table:table-cell table:style-name="ce12"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quantum mech)</text:p>
          </table:table-cell>
          <table:table-cell office:value-type="string" calcext:value-type="string">
            <text:p>مق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13"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13"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17">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table:style-name="ce15" office:value-type="string" calcext:value-type="string">
            <text:p><text:span text:style-name="T6"> مخلوط جوڑی دار، مخلوط جوڑی دار الفا</text:span></text:p>
          </table:table-cell>
          <table:table-cell table:number-columns-repeated="1022"/>
        </table:table-row>
        <table:table-row table:style-name="ro1">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2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1">
          <table:table-cell office:value-type="string" calcext:value-type="string">
            <text:p>congruent triangles</text:p>
          </table:table-cell>
          <table:table-cell table:style-name="ce26"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table:style-name="ce65" office:value-type="string" calcext:value-type="string">
            <text:p>بلا تضاد، متضاد</text:p>
          </table:table-cell>
          <table:table-cell table:number-columns-repeated="1022"/>
        </table:table-row>
        <table:table-row table:style-name="ro1">
          <table:table-cell office:value-type="string" calcext:value-type="string">
            <text:p>consistent, <text:s/>inconsistent, [consistency]</text:p>
          </table:table-cell>
          <table:table-cell table:style-name="ce19" office:value-type="string" calcext:value-type="string">
            <text:p>ثبات، غیر ثبات، [ثباتی]</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text:span text:style-name="T18">(تشکیلات)</text:span></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text:span text:style-name="T18">تشکیل دینا</text:span>، مرتب کرنا، بنا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2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6"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6"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16"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16"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6" office:value-type="string" calcext:value-type="string">
            <text:p>، سکڑاو اور توسیع</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28"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29"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1">
          <table:table-cell table:style-name="ce3" office:value-type="string" calcext:value-type="string">
            <text:p>correction</text:p>
          </table:table-cell>
          <table:table-cell table:style-name="ce3" office:value-type="string" calcext:value-type="string">
            <text:p><text:span text:style-name="T8">درستگی</text:span>، <text:span text:style-name="T19">تصحیح</text:span></text:p>
          </table:table-cell>
          <table:table-cell table:style-name="ce3" table:number-columns-repeated="1022"/>
        </table:table-row>
        <table:table-row table:style-name="ro1">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1">
          <table:table-cell table:style-name="ce3" office:value-type="string" calcext:value-type="string">
            <text:p>correlation, anti-correlation</text:p>
          </table:table-cell>
          <table:table-cell table:style-name="ce3" office:value-type="string" calcext:value-type="string">
            <text:p>باہمی رشتہ، باہم ضد رشتہ</text:p>
          </table:table-cell>
          <table:table-cell table:style-name="ce3" table:number-columns-repeated="1022"/>
        </table:table-row>
        <table:table-row table:style-name="ro1">
          <table:table-cell office:value-type="string" calcext:value-type="string">
            <text:p>corresponding point</text:p>
          </table:table-cell>
          <table:table-cell table:style-name="ce3" office:value-type="string" calcext:value-type="string">
            <text:p><text:span text:style-name="T8">نظیری نقطہ</text:span>،<text:span text:style-name="T14">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8">نازکی توازن</text:span> [<text:span text:style-name="T19">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03" office:value-type="string" calcext:value-type="string">
            <office:annotation draw:style-name="gr2" draw:text-style-name="P2" svg:width="1.1413in" svg:height="0.3902in" svg:x="10.6165in" svg:y="179.6154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20">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8">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8">مخالف بیٹا تحلیل، </text:span>مخالف بیٹا تنز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1">
          <table:table-cell office:value-type="string" calcext:value-type="string">
            <text:p>defined: well defined, [ill defined]</text:p>
          </table:table-cell>
          <table:table-cell office:value-type="string" calcext:value-type="string">
            <text:p>پوری طرح معین، <text:s/>[بد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1">
          <table:table-cell office:value-type="string" calcext:value-type="string">
            <text:p>deflect</text:p>
          </table:table-cell>
          <table:table-cell table:style-name="ce33" office:value-type="string" calcext:value-type="string">
            <text:p>موڑنا، جھکنا</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table-cell office:value-type="string" calcext:value-type="string">
            <text:p>degenerate, degeneration, degeneracy</text:p>
          </table:table-cell>
          <table:table-cell office:value-type="string" calcext:value-type="string">
            <text:p>انحطاطی، انحطاط، <text:span text:style-name="T21">انحطاط </text:span>یا انحطاطیت</text:p>
          </table:table-cell>
          <table:table-cell table:number-columns-repeated="1022"/>
        </table:table-row>
        <table:table-row table:style-name="ro1">
          <table:table-cell office:value-type="string" calcext:value-type="string">
            <text:p>degenerate: its degeneracy is 4</text:p>
          </table:table-cell>
          <table:table-cell office:value-type="string" calcext:value-type="string">
            <text:p><text:span text:style-name="T21">اس کا انحطاط 4 ہ</text:span>ے، اس کی انحطاطیت 4 ہے</text:p>
          </table:table-cell>
          <table:table-cell table:number-columns-repeated="1022"/>
        </table:table-row>
        <table:table-row table:style-name="ro1">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1">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e</text:p>
          </table:table-cell>
          <table:table-cell office:value-type="string" calcext:value-type="string">
            <text:p>ظاہر کرنا</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13"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16" office:value-type="string" calcext:value-type="string">
            <text:p>مقطع، مقطع قالب (میٹرک کتاب)</text:p>
          </table:table-cell>
          <table:table-cell table:style-name="ce16"/>
          <table:table-cell table:number-columns-repeated="1021"/>
        </table:table-row>
        <table:table-row table:style-name="ro1">
          <table:table-cell office:value-type="string" calcext:value-type="string">
            <text:p>determinant: characteristic determinant of A matrix</text:p>
          </table:table-cell>
          <table:table-cell table:style-name="ce16" office:value-type="string" calcext:value-type="string">
            <text:p>امتیازی مقطع</text:p>
          </table:table-cell>
          <table:table-cell table:style-name="ce16"/>
          <table:table-cell table:number-columns-repeated="1021"/>
        </table:table-row>
        <table:table-row table:style-name="ro1">
          <table:table-cell office:value-type="string" calcext:value-type="string">
            <text:p>determinate, indeterminate</text:p>
          </table:table-cell>
          <table:table-cell table:style-name="ce16" office:value-type="string" calcext:value-type="string">
            <text:p>قابل معلوم، نا قابل معلوم،<text:span text:style-name="T22"> تعیین، غیر تعیین</text:span></text:p>
          </table:table-cell>
          <table:table-cell table:style-name="ce16"/>
          <table:table-cell table:number-columns-repeated="1021"/>
        </table:table-row>
        <table:table-row table:style-name="ro1">
          <table:table-cell office:value-type="string" calcext:value-type="string">
            <text:p>determinacy, indeterminacy</text:p>
          </table:table-cell>
          <table:table-cell table:style-name="ce16" office:value-type="string" calcext:value-type="string">
            <text:p>تعیّنیت، عدم تعیّنیت</text:p>
          </table:table-cell>
          <table:table-cell table:style-name="ce16"/>
          <table:table-cell table:number-columns-repeated="1021"/>
        </table:table-row>
        <table:table-row table:style-name="ro1">
          <table:table-cell office:value-type="string" calcext:value-type="string">
            <text:p>determine, [determined]</text:p>
          </table:table-cell>
          <table:table-cell table:style-name="ce71" office:value-type="string" calcext:value-type="string">
            <text:p>تعین کرنا، طے کرنا، [تعین شدہ، متعین]</text:p>
          </table:table-cell>
          <table:table-cell table:style-name="ce16"/>
          <table:table-cell table:number-columns-repeated="1021"/>
        </table:table-row>
        <table:table-row table:style-name="ro1">
          <table:table-cell office:value-type="string" calcext:value-type="string">
            <text:p>determined upto multiples of 2</text:p>
          </table:table-cell>
          <table:table-cell table:style-name="ce16" office:value-type="string" calcext:value-type="string">
            <text:p>دو کی مضرب تک تعین کی جا سکتی ہے</text:p>
          </table:table-cell>
          <table:table-cell table:style-name="ce16"/>
          <table:table-cell table:number-columns-repeated="1021"/>
        </table:table-row>
        <table:table-row table:style-name="ro1">
          <table:table-cell office:value-type="string" calcext:value-type="string">
            <text:p>deterministic</text:p>
          </table:table-cell>
          <table:table-cell table:style-name="ce16" office:value-type="string" calcext:value-type="string">
            <text:p>تعیینی</text:p>
          </table:table-cell>
          <table:table-cell table:style-name="ce16"/>
          <table:table-cell table:number-columns-repeated="1021"/>
        </table:table-row>
        <table:table-row table:style-name="ro1">
          <table:table-cell office:value-type="string" calcext:value-type="string">
            <text:p>develop</text:p>
          </table:table-cell>
          <table:table-cell table:style-name="ce16" office:value-type="string" calcext:value-type="string">
            <text:p>تیار</text:p>
          </table:table-cell>
          <table:table-cell table:style-name="ce16"/>
          <table:table-cell table:number-columns-repeated="1021"/>
        </table:table-row>
        <table:table-row table:style-name="ro1">
          <table:table-cell office:value-type="string" calcext:value-type="string">
            <text:p>diagonal, main diagonal</text:p>
          </table:table-cell>
          <table:table-cell table:style-name="ce113" office:value-type="string" calcext:value-type="string">
            <text:p>وتر، مرکزی وتر</text:p>
          </table:table-cell>
          <table:table-cell table:style-name="ce1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14"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35"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text:p>
          </table:table-cell>
          <table:table-cell office:value-type="string" calcext:value-type="string">
            <text:p>گہرائی??</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23">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23">ڈائی رک ڈیلٹائی تفاعل</text:span>، ڈیراک ڈیلٹائی تفاعل</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text:span text:style-name="T23">بلا واسطہ تکمل</text:span>،ب<text:span text:style-name="T24">الراست تکمل</text:span></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text:span text:style-name="T25">سیدھی رسائی، سیدھی وصولی</text:span><text:span text:style-name="T24">، بالراست رسائی یا وصولی</text:span></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6">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6"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6"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5">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19"> البرت آئن شٹائن</text:span></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17">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office:value-type="string" calcext:value-type="string">
            <text:p>سگرا؟؟، یکساں ہجوم؟</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3"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103"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text:p>
          </table:table-cell>
          <table:table-cell table:style-name="ce3"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26"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olution, evolves</text:p>
          </table:table-cell>
          <table:table-cell table:style-name="ce23" office:value-type="string" calcext:value-type="string">
            <text:p>ارتقا، ارتقا پانا</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1">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text:span text:style-name="T27"> سکڑاو اور توسیع</text:span></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10">قیمت توقع، توقع،</text:span><text:span text:style-name="T27">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10">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17">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table:style-name="ce2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ynman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rermat's difference quotient</text:p>
          </table:table-cell>
          <table:table-cell table:style-name="ce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ermi-Dirac distribution</text:p>
          </table:table-cell>
          <table:table-cell table:style-name="ce3" office:value-type="string" calcext:value-type="string">
            <text:p>فرمی و <text:s/>ڈیراک تقسیم</text:p>
          </table:table-cell>
          <table:table-cell table:number-columns-repeated="1022"/>
        </table:table-row>
        <table:table-row table:style-name="ro1">
          <table:table-cell office:value-type="string" calcext:value-type="string">
            <text:p>Fermi temperature</text:p>
          </table:table-cell>
          <table:table-cell table:style-name="ce3" office:value-type="string" calcext:value-type="string">
            <text:p>فرمی درجہ حرارت</text:p>
          </table:table-cell>
          <table:table-cell table:number-columns-repeated="1022"/>
        </table:table-row>
        <table:table-row table:style-name="ro1">
          <table:table-cell office:value-type="string" calcext:value-type="string">
            <text:p>fermion</text:p>
          </table:table-cell>
          <table:table-cell table:style-name="ce3" office:value-type="string" calcext:value-type="string">
            <text:p>فرمیان</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table:style-name="ce3" office:value-type="string" calcext:value-type="string">
            <text:p>finally</text:p>
          </table:table-cell>
          <table:table-cell table:style-name="ce3" office:value-type="string" calcext:value-type="string">
            <text:p>الغرض</text:p>
          </table:table-cell>
          <table:table-cell table:style-name="ce3" table:number-columns-repeated="1022"/>
        </table:table-row>
        <table:table-row table:style-name="ro1">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1">
          <table:table-cell table:style-name="ce3" office:value-type="string" calcext:value-type="string">
            <text:p>fine structure, hyperfine structure (quantum mech)</text:p>
          </table:table-cell>
          <table:table-cell table:style-name="ce3" office:value-type="string" calcext:value-type="string">
            <text:p>مہین ساخت، نہایت مہین ساخت</text:p>
          </table:table-cell>
          <table:table-cell table:style-name="ce3" table:number-columns-repeated="1022"/>
        </table:table-row>
        <table:table-row table:style-name="ro1">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1">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1">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1">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1">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1">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1">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8">الفا تحلیل کا نظریہ گامو،</text:span> الفا تنزل کا نظریہ گامو</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3"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up velocity, phase velocity</text:p>
          </table:table-cell>
          <table:table-cell table:style-name="ce3" office:value-type="string" calcext:value-type="string">
            <text:p>دوری سمتی رفتار، <text:span text:style-name="T8">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3" office:value-type="string" calcext:value-type="string">
            <text:p><text:span text:style-name="T10">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102"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text:p>
          </table:table-cell>
          <table:table-cell office:value-type="string" calcext:value-type="string">
            <text:p>ہیملٹنی</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text:span></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lonomic process</text:p>
          </table:table-cell>
          <table:table-cell office:value-type="string" calcext:value-type="string">
            <text:p><text:span text:style-name="T5">ہمہ قواعد؟؟؟؟؟</text:span><text:span text:style-name="T23">،</text:span><text:span text:style-name="T27"> گرگٹی عمل</text:span></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 deuterium</text:p>
          </table:table-cell>
          <table:table-cell office:value-type="string" calcext:value-type="string">
            <text:p>ہائیڈروجن، ڈیوٹریم</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8">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8">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14"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36"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19">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10">فرضی عدد</text:span>، <text:span text:style-name="T14">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9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text:span text:style-name="T5">قابل تکمل،</text:span><text:span text:style-name="T28">مطلق</text:span><text:span text:style-name="T5"> قابل تکمل</text:span>، <text:span text:style-name="T6">متکامل، مطلق متکامل</text:span></text:p>
          </table:table-cell>
          <table:table-cell table:number-columns-repeated="1022"/>
        </table:table-row>
        <table:table-row table:style-name="ro1">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37"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38" office:value-type="string" calcext:value-type="string">
            <text:p><text:span text:style-name="T10">خطی تکمل</text:span> (khati is linear and nor line)،<text:span text:style-name="T14">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37"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37"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6">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table:style-name="ce2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 population 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on</text:p>
          </table:table-cell>
          <table:table-cell table:style-name="ce3" office:value-type="string" calcext:value-type="string">
            <text:p><text:span text:style-name="T10">آئن</text:span>، <text:span text:style-name="T19">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3" office:value-type="string" calcext:value-type="string">
            <text:p><text:span text:style-name="T10">بارداری عمل، </text:span><text:span text:style-name="T19">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3"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 جست</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3" office:value-type="string" calcext:value-type="string">
            <text:p>کرانگ و پینی نمونہ</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19">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5">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17">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19">جنگلہ</text:span></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1">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3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1">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29">رصہ زندگی</text:span>، عرصہ حیات</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10">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1">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8">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ما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text:span text:style-name="T30">غیر محتاط طور پر</text:span> ،<text:span text:style-name="T24"> سرسری طور پر ہم کہتے ہیں</text:span>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103"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102"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um, minimum</text:p>
          </table:table-cell>
          <table:table-cell table:style-name="ce40" office:value-type="string" calcext:value-type="string">
            <text:p>اعظم، اقل</text:p>
          </table:table-cell>
          <table:table-cell office:value-type="string" calcext:value-type="string">
            <text:p><text:s/></text:p>
          </table:table-cell>
          <table:table-cell table:number-columns-repeated="1021"/>
        </table:table-row>
        <table:table-row table:style-name="ro1">
          <table:table-cell office:value-type="string" calcext:value-type="string">
            <text:p>maximum, minimum</text:p>
          </table:table-cell>
          <table:table-cell table:style-name="ce102"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 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ل و بولٹزمن تقسیم</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text:p>
          </table:table-cell>
          <table:table-cell office:value-type="string" calcext:value-type="string">
            <text:p><text:span text:style-name="T5">میانیہ،</text:span><text:span text:style-name="T6"> میزون</text:span></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29">، گہرائی پر حرکت پذیری</text:span>،<text:span text:style-name="T19">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4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1">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8">یک سر بڑھتا، گھٹتا</text:span>، <text:span text:style-name="T19">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10">یک سُر تفاعل</text:span>، <text:span text:style-name="T19">یک کیفی تفاعل</text:span></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خالص، [کل، یا مجموعی]</text:p>
          </table:table-cell>
          <table:table-cell table:number-columns-repeated="1022"/>
        </table:table-row>
        <table:table-row table:style-name="ro1">
          <table:table-cell office:value-type="string" calcext:value-type="string">
            <text:p>net force</text:p>
          </table:table-cell>
          <table:table-cell office:value-type="string" calcext:value-type="string">
            <text:p><text:span text:style-name="T8">کل قوت</text:span>، <text:span text:style-name="T31">خالص قوت</text:span></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8">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text:p>
          </table:table-cell>
          <table:table-cell office:value-type="string" calcext:value-type="string">
            <text:p>معمول پر لائے جانے کا قابل</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3" office:value-type="string" calcext:value-type="string">
            <text:p><text:span text:style-name="T8">تقابل پذیر، بمطابق الف</text:span>ا، معمول پر لا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3" office:value-type="string" calcext:value-type="string">
            <text:p><text:span text:style-name="T8">تقابل پذیر،</text:span> معمول شدہ</text:p>
          </table:table-cell>
          <table:table-cell office:value-type="string" calcext:value-type="string">
            <text:p><text:span text:style-name="T29">معیاری صورت،</text:span>  طبعی حال</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11"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والدہ مرکزہ، بیٹی مرکزہ</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 ملاپ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2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26"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1">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 [empty state]</text:p>
          </table:table-cell>
          <table:table-cell table:style-name="ce81" office:value-type="string" calcext:value-type="string">
            <text:p><text:span text:style-name="T24">، [</text:span><text:span text:style-name="T27">خالی حال،غیر خالی حال]</text:span><text:span text:style-name="T24"> آباد حال، غیر آباد حال</text:span></text:p>
          </table:table-cell>
          <table:table-cell table:number-columns-repeated="1022"/>
        </table:table-row>
        <table:table-row table:style-name="ro3">
          <table:table-cell office:value-type="string" calcext:value-type="string">
            <text:p>octant</text:p>
          </table:table-cell>
          <table:table-cell office:value-type="string" calcext:value-type="string">
            <text:p>ثُمن ، <text:span text:style-name="T19">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عامل سیڑھی،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text:p>
          </table:table-cell>
          <table:table-cell office:value-type="string" calcext:value-type="string">
            <text:p><text:span text:style-name="T24">قائمہ</text:span>، عمودی</text:p>
          </table:table-cell>
          <table:table-cell table:number-columns-repeated="1022"/>
        </table:table-row>
        <table:table-row table:style-name="ro1">
          <table:table-cell office:value-type="string" calcext:value-type="string">
            <text:p>Orthogonal ; mutually orthogonal</text:p>
          </table:table-cell>
          <table:table-cell office:value-type="string" calcext:value-type="string">
            <text:p><text:span text:style-name="T8">باہمی عمودی</text:span>،<text:span text:style-name="T6"> </text:span><text:span text:style-name="T27">باہم عمودی،</text:span><text:span text:style-name="T6"> باہم قائمہ</text:span></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خطوط،<text:span text:style-name="T24">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1">
          <table:table-cell office:value-type="string" calcext:value-type="string">
            <text:p>orthogonality</text:p>
          </table:table-cell>
          <table:table-cell office:value-type="string" calcext:value-type="string">
            <text:p>قائمیت، عمود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text:span text:style-name="T24">معیاری عمودی، </text:span><text:span text:style-name="T32">معیاری قائمہ الزاویہ</text:span></text:p>
          </table:table-cell>
          <table:table-cell table:number-columns-repeated="1022"/>
        </table:table-row>
        <table:table-row table:style-name="ro1">
          <table:table-cell office:value-type="string" calcext:value-type="string">
            <text:p>orthonormality</text:p>
          </table:table-cell>
          <table:table-cell office:value-type="string" calcext:value-type="string">
            <text:p><text:span text:style-name="T32">معیاری قائمیت،</text:span> معیاری عمود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تکمل ڈھامپ</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جفت</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3"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dox</text:p>
          </table:table-cell>
          <table:table-cell table:style-name="ce3"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1">
          <table:table-cell office:value-type="string" calcext:value-type="string">
            <text:p>parahelium</text:p>
          </table:table-cell>
          <table:table-cell table:style-name="ce3"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3"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42" office:value-type="string" calcext:value-type="string">
            <text:p>پاسکل تکون، <text:span text:style-name="T33">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42" office:value-type="string" calcext:value-type="string">
            <text:p>پاشن</text:p>
          </table:table-cell>
          <table:table-cell table:number-columns-repeated="1022"/>
        </table:table-row>
        <table:table-row table:style-name="ro1">
          <table:table-cell office:value-type="string" calcext:value-type="string">
            <text:p>passive sign convention</text:p>
          </table:table-cell>
          <table:table-cell table:style-name="ce50"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1">
          <table:table-cell office:value-type="string" calcext:value-type="string">
            <text:p>pathological</text:p>
          </table:table-cell>
          <table:table-cell office:value-type="string" calcext:value-type="string">
            <text:p><text:span text:style-name="T8">غمگیر</text:span>،<text:span text:style-name="T6"> گھمبیر</text:span></text:p>
          </table:table-cell>
          <table:table-cell table:style-name="ce105"/>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ndulum: simple pendulum</text:p>
          </table:table-cell>
          <table:table-cell table:style-name="ce3" office:value-type="string" calcext:value-type="string">
            <text:p><text:span text:style-name="T20">لٹکن</text:span>، <text:span text:style-name="T34">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سیدھا کھڑا</text:p>
          </table:table-cell>
          <table:table-cell table:number-columns-repeated="1022"/>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3" office:value-type="string" calcext:value-type="string">
            <text:p><text:span text:style-name="T10">خلل</text:span>، <text:span text:style-name="T15">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3"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3" office:value-type="string" calcext:value-type="string">
            <text:p><text:span text:style-name="T8">رتبہ اول درستگی</text:span>، <text:span text:style-name="T17">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3"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1">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4">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منتقلی ہیّت</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5">سمتی</text:span> رفتار، <text:span text:style-name="T8">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n</text:p>
          </table:table-cell>
          <table:table-cell table:style-name="ce3" office:value-type="string" calcext:value-type="string">
            <text:p>نوریہ</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dot, [point of view]</text:p>
          </table:table-cell>
          <table:table-cell office:value-type="string" calcext:value-type="string">
            <text:p>نقطہ، [نکتہ]</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bility</text:p>
          </table:table-cell>
          <table:table-cell table:style-name="ce28" office:value-type="string" calcext:value-type="string">
            <text:p>تقطیبیت</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1">
          <table:table-cell office:value-type="string" calcext:value-type="string">
            <text:p>position space wave function</text:p>
          </table:table-cell>
          <table:table-cell table:style-name="ce83" office:value-type="string" calcext:value-type="string">
            <text:p>موضع و فضائی تفاعل موج، <text:span text:style-name="T24">مقام و فضائی تفاعل موج</text:span></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19"> مخفیہ، مخفیے</text:span></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3"/>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17">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3" office:value-type="string" calcext:value-type="string">
            <text:p>نظریہ مخفی قوہ، <text:span text:style-name="T17">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8">درستگی </text:span><text:span text:style-name="T17">تصحیح</text:span></text:p>
          </table:table-cell>
          <table:table-cell table:number-columns-repeated="1022"/>
        </table:table-row>
        <table:table-row table:style-name="ro1">
          <table:table-cell office:value-type="string" calcext:value-type="string">
            <text:p>power factor, power factor angle</text:p>
          </table:table-cell>
          <table:table-cell table:style-name="ce5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8">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3"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mise: as promised</text:p>
          </table:table-cell>
          <table:table-cell table:style-name="ce85" office:value-type="string" calcext:value-type="string">
            <text:p>جسا کہ وعدہ تھا</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5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4">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35">چار الاضلاع</text:span>، <text:span text:style-name="T14">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8">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1">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1">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text:p>
          </table:table-cell>
          <table:table-cell office:value-type="string" calcext:value-type="string">
            <text:p>نایاب</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2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3" office:value-type="string" calcext:value-type="string">
            <text:p>اچھلنا</text:p>
          </table:table-cell>
          <table:table-cell table:number-columns-repeated="1022"/>
        </table:table-row>
        <table:table-row table:style-name="ro1">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 <text:s/></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table:style-name="ce3" office:value-type="string" calcext:value-type="string">
            <text:p><text:span text:style-name="T7">صف برابر</text:span>،<text:span text:style-name="T6"> معادل صف</text:span></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3" office:value-type="string" calcext:value-type="string">
            <text:p><text:span text:style-name="T10">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3"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3"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3"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3" office:value-type="string" calcext:value-type="string">
            <text:p><text:span text:style-name="T36">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3"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3" office:value-type="string" calcext:value-type="string">
            <text:p>ردرفورڈ بکھراو</text:p>
          </table:table-cell>
          <table:table-cell table:number-columns-repeated="1022"/>
        </table:table-row>
        <table:table-row table:style-name="ro1">
          <table:table-cell office:value-type="string" calcext:value-type="string">
            <text:p>Schrodinger: time-independent Schrodinger equation</text:p>
          </table:table-cell>
          <table:table-cell table:style-name="ce3" office:value-type="string" calcext:value-type="string">
            <text:p>غیر تابع وقت شروڈنگر مساوات</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text:p>
          </table:table-cell>
          <table:table-cell office:value-type="string" calcext:value-type="string">
            <text:p>محسس، [کاشف]</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13"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13"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13"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13"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 پوست</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54"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ver</text:p>
          </table:table-cell>
          <table:table-cell table:style-name="ce3" office:value-type="string" calcext:value-type="string">
            <text:p>چاندی</text:p>
          </table:table-cell>
          <table:table-cell table:number-columns-repeated="1022"/>
        </table:table-row>
        <table:table-row table:style-name="ro1">
          <table:table-cell office:value-type="string" calcext:value-type="string">
            <text:p>simplify</text:p>
          </table:table-cell>
          <table:table-cell table:style-name="ce3" office:value-type="string" calcext:value-type="string">
            <text:p>سہل بنانا</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tuation</text:p>
          </table:table-cell>
          <table:table-cell table:style-name="ce87" office:value-type="string" calcext:value-type="string">
            <text:p> <text:span text:style-name="T8">صورت حال</text:span>، صورتحال</text:p>
          </table:table-cell>
          <table:table-cell table:style-name="ce93" office:value-type="string" calcext:value-type="string">
            <text:p>صورت حال سے مراد حال کی صورت ہے لہٰذا صورتحال لکھیں</text:p>
          </table:table-cell>
          <table:table-cell table:number-columns-repeated="1021"/>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8">سنیل کا قانون</text:span>،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enoid</text:p>
          </table:table-cell>
          <table:table-cell office:value-type="string" calcext:value-type="string">
            <text:p>پیچواں برقی مقناطیس</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3"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text:p>
          </table:table-cell>
          <table:table-cell office:value-type="string" calcext:value-type="string">
            <text:p>بیرونی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3" office:value-type="string" calcext:value-type="string">
            <text:p><text:span text:style-name="T37">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text:p>
          </table:table-cell>
          <table:table-cell table:number-columns-repeated="1022"/>
        </table:table-row>
        <table:table-row table:style-name="ro1">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35">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5">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خود بخود؛ خود بخود اخراج</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1">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55"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55"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text:p>
          </table:table-cell>
          <table:table-cell office:value-type="string" calcext:value-type="string">
            <text:p>سطح (مستوی)</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3" office:value-type="string" calcext:value-type="string">
            <text:p><text:span text:style-name="T8">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1">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3" office:value-type="string" calcext:value-type="string">
            <text:p><text:span text:style-name="T8">متشاکل تناسب</text:span>، <text:span text:style-name="T14">تشاکلی</text:span></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3" office:value-type="string" calcext:value-type="string">
            <text:p>خلاف تشاکلی</text:p>
          </table:table-cell>
          <table:table-cell table:number-columns-repeated="1022"/>
        </table:table-row>
        <table:table-row table:style-name="ro1">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c: super-symmetric quantum mechanics</text:p>
          </table:table-cell>
          <table:table-cell table:style-name="ce3" office:value-type="string" calcext:value-type="string">
            <text:p>عمدہ تشاکلی کوانٹم میکانیات</text:p>
          </table:table-cell>
          <table:table-cell table:number-columns-repeated="1022"/>
        </table:table-row>
        <table:table-row table:style-name="ro1">
          <table:table-cell office:value-type="string" calcext:value-type="string">
            <text:p>symmetrize</text:p>
          </table:table-cell>
          <table:table-cell table:style-name="ce3" office:value-type="string" calcext:value-type="string">
            <text:p>تشاکلی بنانا</text:p>
          </table:table-cell>
          <table:table-cell table:number-columns-repeated="1022"/>
        </table:table-row>
        <table:table-row table:style-name="ro1">
          <table:table-cell office:value-type="string" calcext:value-type="string">
            <text:p>symmetrized</text:p>
          </table:table-cell>
          <table:table-cell table:style-name="ce3"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3"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3" office:value-type="string" calcext:value-type="string">
            <text:p>ضرورت تشاکلیت، ضرورت خلاف تشاکلیت</text:p>
          </table:table-cell>
          <table:table-cell table:number-columns-repeated="1022"/>
        </table:table-row>
        <table:table-row table:style-name="ro1">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 technologies</text:p>
          </table:table-cell>
          <table:table-cell table:style-name="ce3" office:value-type="string" calcext:value-type="string">
            <text:p><text:span text:style-name="T8">ٹیکنالوجی؟؟؟</text:span>،<text:span text:style-name="T24"> فن، فنون</text:span></text:p>
          </table:table-cell>
          <table:table-cell office:value-type="string" calcext:value-type="string">
            <text:p>فنیات</text:p>
          </table:table-cell>
          <table:table-cell table:number-columns-repeated="1021"/>
        </table:table-row>
        <table:table-row table:style-name="ro1">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3" office:value-type="string" calcext:value-type="string">
            <text:p>حرارت،<text:span text:style-name="T8"> حتمی حرارت،</text:span> <text:span text:style-name="T6">مطلق حرارت</text:span></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text:span text:style-name="T38">بلا واسطہ تقابلی پرکھ</text:span>، بالراست تقابلی پرکحھ ،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 چو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ree dimensional</text:p>
          </table:table-cell>
          <table:table-cell table:style-name="ce113" office:value-type="string" calcext:value-type="string">
            <text:p>تین طرفہ</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29"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29"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29"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29"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table:style-name="ce13"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2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8">ایک حال سے دوسری حال میں عبور کرتا ہے، </text:span><text:span text:style-name="T15">تحویل</text:span></text:p>
          </table:table-cell>
          <table:table-cell office:value-type="string" calcext:value-type="string">
            <text:p>ایک حال سے دوسرے حال میں تحویل کرنا</text:p>
          </table:table-cell>
          <table:table-cell table:number-columns-repeated="1021"/>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text:span text:style-name="T13">عبوری امکان، عبوری احتمال</text:span>، <text:span text:style-name="T14">تحویلی احتمال</text:span></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text:span text:style-name="T29">عبوری دور</text:span>،<text:span text:style-name="T14"> تحویلی دوری عرصہ</text:span></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8">اخراجی اینٹینا</text:span>، <text:span text:style-name="T19">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19">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3" office:value-type="string" calcext:value-type="string">
            <text:p>دوری رفتار، <text:span text:style-name="T10">مجموعی رفتار</text:span>،<text:span text:style-name="T15">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scous, non viscous</text:p>
          </table:table-cell>
          <table:table-cell table:style-name="ce13"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13"/>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56"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56"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gner</text:p>
          </table:table-cell>
          <table:table-cell office:value-type="string" calcext:value-type="string">
            <text:p>وگنر</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2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13"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1">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table:number-columns-repeated="1023"/>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1">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4">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beryllium</text:p>
          </table:table-cell>
          <table:table-cell table:style-name="ce18" office:value-type="string" calcext:value-type="string">
            <text:p><text:s/>بیریلیم </text:p>
          </table:table-cell>
          <table:table-cell table:number-columns-repeated="1022"/>
        </table:table-row>
        <table:table-row table:style-name="ro1">
          <table:table-cell office:value-type="string" calcext:value-type="string">
            <text:p>neon</text:p>
          </table:table-cell>
          <table:table-cell office:value-type="string" calcext:value-type="string">
            <text:p>نیون</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1">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1">
          <table:table-cell office:value-type="string" calcext:value-type="string">
            <text:p>silver</text:p>
          </table:table-cell>
          <table:table-cell office:value-type="string" calcext:value-type="string">
            <text:p>چاندی</text:p>
          </table:table-cell>
          <table:table-cell table:number-columns-repeated="1022"/>
        </table:table-row>
        <table:table-row table:style-name="ro1">
          <table:table-cell office:value-type="string" calcext:value-type="string">
            <text:p>argon</text:p>
          </table:table-cell>
          <table:table-cell office:value-type="string" calcext:value-type="string">
            <text:p>آرگن</text:p>
          </table:table-cell>
          <table:table-cell table:number-columns-repeated="1022"/>
        </table:table-row>
        <table:table-row table:style-name="ro1">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1">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1">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1">
          <table:table-cell office:value-type="string" calcext:value-type="string">
            <text:p>zinc</text:p>
          </table:table-cell>
          <table:table-cell office:value-type="string" calcext:value-type="string">
            <text:p>جست</text:p>
          </table:table-cell>
          <table:table-cell table:number-columns-repeated="1022"/>
        </table:table-row>
        <table:table-row table:style-name="ro1">
          <table:table-cell office:value-type="string" calcext:value-type="string">
            <text:p>gallium</text:p>
          </table:table-cell>
          <table:table-cell office:value-type="string" calcext:value-type="string">
            <text:p>گلیم</text:p>
          </table:table-cell>
          <table:table-cell table:number-columns-repeated="1022"/>
        </table:table-row>
        <table:table-row table:style-name="ro1">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1">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1" table:number-rows-repeated="1045313">
          <table:table-cell table:number-columns-repeated="1024"/>
        </table:table-row>
        <table:table-row table:style-name="ro5">
          <table:table-cell table:number-columns-repeated="1024"/>
        </table:table-row>
      </table:table>
      <table:table table:name="symbols" table:style-name="ta1" table:print="false">
        <table:table-column table:style-name="co8" table:default-cell-style-name="ce43"/>
        <table:table-column table:style-name="co9" table:default-cell-style-name="ce44"/>
        <table:table-column table:style-name="co10" table:default-cell-style-name="ce45"/>
        <table:table-column table:style-name="co7" table:default-cell-style-name="ce46"/>
        <table:table-column table:style-name="co11" table:default-cell-style-name="ce47"/>
        <table:table-column table:style-name="co7" table:number-columns-repeated="6" table:default-cell-style-name="ce48"/>
        <table:table-row table:style-name="ro6">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6">
          <table:table-cell table:number-columns-repeated="11"/>
        </table:table-row>
        <table:table-row table:style-name="ro6">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text:span text:style-name="T11">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7">
          <table:table-cell office:value-type="string" calcext:value-type="string">
            <text:p><text:span text:style-name="T11">ر</text:span>داس</text:p>
          </table:table-cell>
          <table:table-cell>
            <draw:frame table:end-cell-address="symbols.B6" table:end-x="0.6602in" table:end-y="0.2012in" draw:z-index="0" draw:style-name="gr3" draw:text-style-name="P3" svg:width="0.3327in" svg:height="0.2004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3" draw:text-style-name="P3" svg:width="0.1776in" svg:height="0.2004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text:span text:style-name="T11">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098in" draw:z-index="3" draw:style-name="gr3" draw:text-style-name="P3" svg:width="0.5134in" svg:height="0.2094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نلکی محدد</text:p>
          </table:table-cell>
          <table:table-cell>
            <draw:frame table:end-cell-address="symbols.B9" table:end-x="0.8236in" table:end-y="0.2091in" draw:z-index="2" draw:style-name="gr3" draw:text-style-name="P3" svg:width="0.5169in" svg:height="0.2087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6">
          <table:table-cell office:value-type="string" calcext:value-type="string">
            <text:p>کروی محدد</text:p>
          </table:table-cell>
          <table:table-cell>
            <draw:frame table:end-cell-address="symbols.B10" table:end-x="0.8587in" table:end-y="0.2091in" draw:z-index="4" draw:style-name="gr3" draw:text-style-name="P3" svg:width="0.552in" svg:height="0.2091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8in" table:end-y="0.2091in" draw:z-index="5" draw:style-name="gr3" draw:text-style-name="P3" svg:width="0.5484in" svg:height="0.2091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2091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8in" table:end-y="0.2083in" draw:z-index="7" draw:style-name="gr3" draw:text-style-name="P3" svg:width="0.1776in" svg:height="0.2087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6in" table:end-y="0.2083in" draw:z-index="9" draw:style-name="gr3" draw:text-style-name="P3" svg:width="0.1992in" svg:height="0.2087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رو</text:p>
          </table:table-cell>
          <table:table-cell>
            <draw:frame table:end-cell-address="symbols.B14" table:end-x="0.4528in" table:end-y="0.2094in" draw:z-index="8" draw:style-name="gr3" draw:text-style-name="P3" svg:width="0.1992in" svg:height="0.2091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دباؤ</text:p>
          </table:table-cell>
          <table:table-cell>
            <draw:frame table:end-cell-address="symbols.B19" table:end-x="0.4728in" table:end-y="0.2091in" draw:z-index="10" draw:style-name="gr3" draw:text-style-name="P3" svg:width="0.1772in" svg:height="0.2094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کائی سمتیہ</text:p>
          </table:table-cell>
          <table:table-cell>
            <draw:frame table:end-cell-address="symbols.B20" table:end-x="0.5622in" table:end-y="0.1925in" draw:z-index="11" draw:style-name="gr3" draw:text-style-name="P3" svg:width="0.1677in" svg:height="0.1929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6">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6">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6">
          <table:table-cell office:value-type="string" calcext:value-type="string">
            <text:p>مقناطیسی رو</text:p>
          </table:table-cell>
          <table:table-cell>
            <draw:frame table:end-cell-address="symbols.B23" table:end-x="0.6122in" table:end-y="0.2094in" draw:z-index="12" draw:style-name="gr3" draw:text-style-name="P3" svg:width="0.1992in" svg:height="0.2091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6">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6">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6">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6">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6">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6">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6">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6">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6">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6">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6" table:number-rows-repeated="1048543">
          <table:table-cell table:number-columns-repeated="11"/>
        </table:table-row>
        <table:table-row table:style-name="ro6">
          <table:table-cell table:number-columns-repeated="11"/>
        </table:table-row>
      </table:table>
      <table:table table:name="Sheet3" table:style-name="ta1">
        <table:table-column table:style-name="co12" table:default-cell-style-name="Default"/>
        <table:table-row table:style-name="ro8">
          <table:table-cell/>
        </table:table-row>
      </table:table>
      <table:named-expressions/>
      <table:database-ranges>
        <table:database-range table:name="__Anonymous_Sheet_DB__0" table:target-range-address="words.A15:words.AMI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16">00/00/0000</text:date>, <text:time style:data-style-name="N2" text:time-value="11:27:51.00925052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lid khan</meta:initial-creator>
    <meta:creation-date>2011-03-16T14:45:29</meta:creation-date>
    <dc:date>2022-01-16T11:30:20.814132065</dc:date>
    <meta:editing-duration>P98DT4H28M10S</meta:editing-duration>
    <meta:editing-cycles>4291</meta:editing-cycles>
    <meta:generator>LibreOffice/6.4.7.2$Linux_X86_64 LibreOffice_project/40$Build-2</meta:generator>
    <meta:document-statistic meta:table-count="3" meta:cell-count="6882"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